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2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31632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48d5f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2" fo:font-size="10pt" fo:font-weight="bold" officeooo:rsid="00013cbb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2" fo:font-size="10pt" fo:font-weight="bold" officeooo:rsid="00013cbb" officeooo:paragraph-rsid="0001a359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2" fo:font-size="10pt" fo:font-weight="bold" officeooo:rsid="0001a359" officeooo:paragraph-rsid="0001a359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2" officeooo:paragraph-rsid="00013cbb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333333" loext:opacity="100%" style:font-name="Arial" fo:font-size="12pt" fo:letter-spacing="normal" fo:font-style="normal" fo:font-weight="bold" officeooo:rsid="0001a359" officeooo:paragraph-rsid="00031632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333333" loext:opacity="100%" style:font-name="Arial" fo:font-size="12pt" fo:letter-spacing="normal" fo:font-style="normal" fo:font-weight="bold" officeooo:rsid="0001a359" officeooo:paragraph-rsid="00048d5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1a359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31632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48d5f"/>
    </style:style>
    <style:style style:name="T1" style:family="text">
      <style:text-properties style:font-name="Arial2" fo:font-size="10pt" fo:font-weight="normal" officeooo:rsid="00013cbb" style:font-size-asian="10pt" style:font-weight-asian="normal" style:font-size-complex="10pt" style:font-weight-complex="normal"/>
    </style:style>
    <style:style style:name="T2" style:family="text">
      <style:text-properties style:font-name="Arial2" fo:font-size="10pt" style:font-size-asian="10pt" style:font-size-complex="10pt"/>
    </style:style>
    <style:style style:name="T3" style:family="text">
      <style:text-properties fo:font-variant="normal" fo:text-transform="none" fo:color="#333333" loext:opacity="100%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333333" loext:opacity="100%" style:font-name="Arial" fo:font-size="10.5pt" fo:letter-spacing="normal" fo:font-style="normal" fo:font-weight="bold" officeooo:rsid="00048d5f"/>
    </style:style>
    <style:style style:name="T5" style:family="text">
      <style:text-properties fo:font-variant="normal" fo:text-transform="none" fo:color="#333333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Arial" fo:font-size="10.5pt" fo:letter-spacing="normal" fo:font-style="normal" fo:font-weight="normal" officeooo:rsid="00013cbb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style:font-name="Arial" fo:font-size="10.5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333333" loext:opacity="100%" style:font-name="Arial" fo:font-size="10.5pt" fo:letter-spacing="normal" fo:font-style="normal" fo:font-weight="normal" officeooo:rsid="00048d5f"/>
    </style:style>
    <style:style style:name="T9" style:family="text">
      <style:text-properties fo:font-variant="normal" fo:text-transform="none" fo:color="#333333" loext:opacity="100%" style:font-name="Arial" fo:font-size="12pt" fo:letter-spacing="normal" fo:font-style="normal" fo:font-weight="normal" officeooo:rsid="0001a359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loext:opacity="100%" style:font-name="Arial" fo:font-size="12pt" fo:letter-spacing="normal" fo:font-style="normal" fo:font-weight="bold" officeooo:rsid="0001a35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333333" loext:opacity="100%" style:font-name="Arial" fo:font-size="12pt" fo:letter-spacing="normal" fo:font-style="normal" fo:font-weight="bold" officeooo:rsid="00048d5f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33333" loext:opacity="100%" style:font-name="Arial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333333" loext:opacity="100%" style:font-name="Arial" fo:font-size="12pt" fo:letter-spacing="normal" fo:font-style="normal" officeooo:rsid="0001a359" style:font-size-asian="12pt" style:font-size-complex="12pt"/>
    </style:style>
    <style:style style:name="T14" style:family="text">
      <style:text-properties fo:font-variant="normal" fo:text-transform="none" fo:color="#333333" loext:opacity="100%" fo:letter-spacing="normal" fo:font-style="normal" fo:font-weight="normal"/>
    </style:style>
    <style:style style:name="T15" style:family="text">
      <style:text-properties fo:font-variant="normal" fo:text-transform="none" fo:color="#333333" loext:opacity="100%" fo:letter-spacing="normal" fo:font-style="normal" fo:font-weight="normal" officeooo:rsid="00048d5f"/>
    </style:style>
    <style:style style:name="T16" style:family="text">
      <style:text-properties fo:font-variant="normal" fo:text-transform="none" fo:color="#333333" loext:opacity="100%" style:font-name="Arial2" fo:font-size="10pt" fo:letter-spacing="normal" fo:font-style="normal" style:font-size-asian="10pt" style:font-size-complex="10pt"/>
    </style:style>
    <style:style style:name="T17" style:family="text">
      <style:text-properties fo:font-variant="normal" fo:text-transform="none" fo:color="#333333" loext:opacity="100%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333333" loext:opacity="100%" fo:font-size="12pt" fo:letter-spacing="normal" fo:font-style="normal" officeooo:rsid="0001a359" style:font-size-asian="12pt" style:font-size-complex="12pt"/>
    </style:style>
    <style:style style:name="T19" style:family="text">
      <style:text-properties fo:font-variant="normal" fo:text-transform="none" fo:color="#333333" loext:opacity="100%" style:font-name="sans-serif" fo:font-size="10.5pt" fo:letter-spacing="normal" fo:font-style="normal" fo:font-weight="bold" officeooo:rsid="0001a359" style:font-size-asian="12pt" style:font-weight-asian="bold" style:font-size-complex="12pt" style:font-weight-complex="bold"/>
    </style:style>
    <style:style style:name="T20" style:family="text">
      <style:text-properties fo:font-weight="bold" officeooo:rsid="00013cb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0">Engenharia de Software</text:span></text:p>
      <text:p text:style-name="P1"><text:tab/>→ A engenharia de software está relacionada com todos os aspectos da produção de software, desde os estágios iniciais de especificação do sistema até sua manutenção, depois que este entrar em operação. A engenharia de sistemas diz respeito aos aspectos do desenvolvimento e da evolução de sistemas complexos, nos quais o software desempenha um papel importante;</text:p>
      <text:p text:style-name="P1"><text:tab/>→ tem como foco principal estabelecer uma abordagem sistemática de desenvolvimento, através de ferramentas e técnicas apropriadas, dependendo do problema a ser abordado, considerando restrições e recursos disponíveis </text:p>
      <text:p text:style-name="P1"><text:tab/>→ Engenharia de software não está relacionada somente aos processos técnicos de desenvolvimento de softwares, mas também a atividades como gerenciamento de projeto e desenvolvimento de ferramentas, métodos e teorias que apoiem a produção de softwares </text:p>
      <text:p text:style-name="P1"><text:tab/>→ A engenharia de software engloba processos, métodos e ferramentas. Um de seus focos é a produção de software de alta qualidade a custos adequados </text:p>
      <text:p text:style-name="P1"><text:tab/>→ é uma área da computação que visa abordar de modo sistemático as questões técnicas e não técnicas no projeto, implantação, operação e manutenção no desenvolvimento de um software </text:p>
      <text:p text:style-name="P1"><text:tab/>→ é uma disciplina que se ocupa de todos os aspectos da produção de software, desde os estágios iniciais de especificação do sistema até a manutenção desse sistema, depois que ele entrou em operação. Seu principal objetivo é fornecer uma estrutura metodológica para a construção de software com alta qualidade. </text:p>
      <text:p text:style-name="P1"><text:tab/>→ A engenharia de software, disciplina relacionada aos aspectos da produção de software, não abrange somente os processos técnicos do desenvolvimento de software </text:p>
      <text:p text:style-name="P1"><text:tab/>→ Segundo princípio da engenharia de software, os vários artefatos produzidos ao longo do seu ciclo de vida apresentam, de forma geral, nível de abstração cada vez menor </text:p>
      <text:p text:style-name="P1"><text:tab/>→ Sobre a engenharia de software: </text:p>
      <text:p text:style-name="P1"><text:tab/><text:tab/>Ao longo dos últimos 50 anos, o software evoluiu de um produto de indústria para um ferramental especializado em solução de problemas e análise de informações específicas. </text:p>
      <text:p text:style-name="P1"><text:tab/><text:tab/>Todo projeto de software é iniciado por alguma necessidade do negócio. </text:p>
      <text:p text:style-name="P1"><text:tab/><text:tab/>O intuito da engenharia de software é fornecer uma estrutura para a construção de software com alta qualidade. </text:p>
      <text:p text:style-name="P1"><text:tab/>→ A Engenharia de Software é uma disciplina que se ocupa de todos os aspectos da produção de software, desde os estágios iniciais de especificação do sistema até a sua manutenção. A Engenharia de Software adota métodos que são abordagens estruturadas para o desenvolvimento de software, que incluem modelos de sistemas, notações, regras, recomendações de projetos e diretrizes de processos </text:p>
      <text:p text:style-name="P1"><text:tab/>→ De acordo com Pressman, a engenharia de software é baseada em camadas de ferramentas, métodos e processo, com foco na qualidade </text:p>
      <text:p text:style-name="P1"><text:tab/>→ Com relação aos conceitos de desenvolvimento de sistemas, julgue os itens a seguir. Os princípios de engenharia de software definem a necessidade de formalidades para reduzir inconsistências e a decomposição para lidar com a complexidade </text:p>
      <text:p text:style-name="P1"><text:tab/>→ Entre os desafios enfrentados pela engenharia de software estão lidar com sistemas legados, atender à crescente diversidade e atender às exigências quanto a prazos de entrega reduzidos.</text:p>
      <text:p text:style-name="P1"><text:tab/>→ Assim como a Engenharia de Software, existe também na área de informática a chamada Ciência da Computação. A Ciência da Computação tem como objetivo o desenvolvimento de teorias e <text:soft-page-break/>fundamentações. Já a Engenharia de Software se preocupa com as práticas de<text:line-break/>desenvolvimento de software </text:p>
      <text:p text:style-name="P1"><text:tab/>→ ERRADO: O termo engenharia pretende indicar que o desenvolvimento de software submete-se a leis similares às que governam a manufatura de produtos industriais em engenharias tradicionais, pois ambos são metodológicos.</text:p>
      <text:p text:style-name="P1"><text:tab/>→ Segundo Pressman (1995), Engenharia de Software é o estabelecimento e uso de sólidos princípios de engenharia para que se possa obter economicamente um software que seja confiável e que funcione eficientemente em máquinas reais, abrangendo um conjunto de três elementos fundamentais (métodos, ferramentas e procedimentos). As Ferramentas não são roteiros para o desenvolvimento de software. </text:p>
      <text:p text:style-name="P1"/>
      <text:p text:style-name="P1"/>
      <text:p text:style-name="P4"><text:span text:style-name="T18">M</text:span><text:span text:style-name="T17">odelo de ciclo de vida em cascata</text:span> </text:p>
      <text:p text:style-name="P10"><text:span text:style-name="T1"><text:tab/></text:span><text:span text:style-name="T2">→ enfatiza a realização sequencial das atividades do desenvolvimento de um produto de software.</text:span></text:p>
      <text:p text:style-name="P1"><text:tab/>→ O modelo de ciclo de vida em cascata não permite instalar no final de cada fase uma versão do software no cliente. </text:p>
      <text:p text:style-name="P1"><text:tab/>→ É baseado em ambientes físicos altamente estruturados, em que depois de uma ação as mudanças são proibitivamente caras, se não impossíveis. </text:p>
      <text:p text:style-name="P10"><text:span text:style-name="T7"><text:tab/>→</text:span><text:span text:style-name="T2"> Nenhuma fase é terminada até que a sua documentação tenha sido completada e seus produtos aprovados pelo grupo de garantia da qualidade. </text:span></text:p>
      <text:p text:style-name="P10"><text:span text:style-name="T2"><text:tab/>→ Ex.: Uma fábrica de software utiliza um ciclo de vida de desenvolvimento de sistemas que contempla um conjunto sequencial de ações de desenvolvimento, desde o diagnóstico do problema até os testes necessários à implementação. Além disso, nada está terminado até que todas as fases estejam completas. </text:span></text:p>
      <text:p text:style-name="P1"><text:span text:style-name="T14"/></text:p>
      <text:p text:style-name="P5"><text:span text:style-name="T13">M</text:span><text:span text:style-name="T12">odelo de ciclo de vida </text:span><text:span text:style-name="T13">em espiral</text:span><text:span text:style-name="T5"> </text:span></text:p>
      <text:p text:style-name="P10"><text:span text:style-name="T6"><text:tab/></text:span><text:span text:style-name="T2">→ O modelo em espiral difere principalmente dos outros modelos de processo de software por reconhecer explicitamente o risco. </text:span></text:p>
      <text:p text:style-name="P1"><text:tab/>→ No modelo de desenvolvimento de software em espiral, cada loop na espiral representa um processo de reengenharia.</text:p>
      <text:p text:style-name="P1"><text:tab/>→ Inclui explicitamente a análise de riscos e a prototipação como atividades do processo de desenvolvimento. </text:p>
      <text:p text:style-name="P10"><text:span text:style-name="T2"><text:tab/>→ O Modelo Espiral, segundo Pressman, incorpora as melhores características do Ciclo de Vida Clássico e da Prototipação e acrescenta a análise dos riscos </text:span></text:p>
      <text:p text:style-name="P11"><text:span text:style-name="T6"/></text:p>
      <text:p text:style-name="P5"><text:span text:style-name="T13">M</text:span><text:span text:style-name="T12">odelo de ciclo de vida </text:span><text:span text:style-name="T13">iterativo e incremental</text:span></text:p>
      <text:p text:style-name="P10"><text:span text:style-name="T6"><text:tab/></text:span><text:span text:style-name="T2">→ o desenvolvimento de sistemas por meio de ciclo de vida iterativos garante ao sistema atualização contínua.</text:span></text:p>
      <text:p text:style-name="P1"><text:tab/>→ Permite alterar o resultado de uma etapa anterior. </text:p>
      <text:p text:style-name="P11"><text:span text:style-name="T6"/></text:p>
      <text:p text:style-name="P6"><text:span text:style-name="T12">Modelo de ciclo de vida V</text:span></text:p>
      <text:p text:style-name="P11"><text:soft-page-break/><text:span text:style-name="T10"><text:tab/></text:span>→<text:span text:style-name="T2"> Preconiza que o início da elaboração</text:span><text:span text:style-name="T16"> </text:span></text:p>
      <text:p text:style-name="P11"><text:span text:style-name="T16"/></text:p>
      <text:p text:style-name="P12"><text:span text:style-name="T10">Modelo de ciclo de vida de Sistemas por Prototipagem Evolucionária </text:span></text:p>
      <text:p text:style-name="P12"><text:span text:style-name="T10"><text:tab/></text:span>→ <text:bookmark text:name="yui_3_17_2_1_1650223876654_233"/><text:bookmark text:name="yui_3_17_2_1_1650223876654_232"/><text:span text:style-name="T2">não há uma forma de saber de antemão o número de iterações que serão necessárias.</text:span></text:p>
      <text:p text:style-name="P11"><text:span text:style-name="T6"/></text:p>
      <text:p text:style-name="P6"><text:span text:style-name="T12">Processo Unificado</text:span></text:p>
      <text:p text:style-name="P11"><text:span text:style-name="T19"><text:tab/></text:span>→ <text:span text:style-name="T2">A gerência de desenvolvimento de sistemas de uma empresa está reformulando seu processo de software. Para isso, deseja criar uma metodologia de desenvolvimento baseada no Processo Unificado. É incorreto afirmar que o caso de uso mais crítico deve ser atacado, preferencialmente, no final. </text:span></text:p>
      <text:p text:style-name="P11"><text:span text:style-name="T2"/></text:p>
      <text:p text:style-name="P8">Metodologias Ágeis</text:p>
      <text:p text:style-name="P1"><text:tab/>→ A abordagem iterativa de desenvolvimento de software tem se popularizado como técnica-padrão de desenvolvimento de sistemas pequenos e médios, especialmente no mundo dos negócios. Scrum e eXtreme Programming são métodos ágeis e iterativos de desenvolvimento de software que compartilham a característica de desenvolvimento e entrega incrementais de software.</text:p>
      <text:p text:style-name="P1"><text:tab/>→ metodologias ágeis de desenvolvimento de software: SCRUM, DSDM, XP, FDD</text:p>
      <text:p text:style-name="P2"><text:span text:style-name="T14"/></text:p>
      <text:p text:style-name="P8">Scrum</text:p>
      <text:p text:style-name="P1"><text:tab/>→ Cenário: Em um projeto de desenvolvimento de software, os membros da equipe do projeto conversam, diariamente, numa rápida reunião, para verificar o andamento das tarefas e expor eventuais dificuldades. Essa equipe é multidisciplinar, composta predominantemente de profissionais experientes que trabalham em conjunto com, pelo menos, um representante do cliente. As iterações de trabalho são curtas e, ao final de cada uma delas, o produto ganha novas funcionalidades. Nesse momento, a versão atual é apresentada funcionando ao cliente, visto que ter o software funcionando é mais importante do que ter uma documentação detalhada.</text:p>
      <text:p text:style-name="P1"><text:tab/>→ Na fase de desenvolvimento do Scrum, o software é desenvolvido em processos iterativos denominados Sprint.</text:p>
      <text:p text:style-name="P1"><text:tab/>→ O conceito de sprint aplica-se ao modelo ágil do processo de engenharia de software Scrum.</text:p>
      <text:p text:style-name="P1"><text:tab/>→ Na engenharia de software, um processo iterativo denominado sprint, que segue o ciclo PDCA para entregar, num período de 30 dias aproximadamente, um incremento do software pronto, caracteriza a metodologia ágil.</text:p>
      <text:p text:style-name="P1"><text:tab/>→ Scrum é uma metodologia ágil para gestão e planejamento de projetos de software. No Scrum, os projetos são divididos em ciclos chamados Sprints.</text:p>
      <text:p text:style-name="P1"><text:tab/>→ <text:bookmark text:name="yui_3_17_2_1_1650224849851_275"/><text:bookmark text:name="yui_3_17_2_1_1650224849851_274"/><text:bookmark text:name="yui_3_17_2_1_1650224849851_273"/>O Scrum foi criado para gerenciamento de projetos de fabricação de automóveis e produtos de consumo. Sua popularização no desenvolvimento de<text:bookmark text:name="yui_3_17_2_1_1650224849851_278"/><text:bookmark text:name="yui_3_17_2_1_1650224849851_277"/><text:bookmark text:name="yui_3_17_2_1_1650224849851_276"/> software ocorreu em 1995 após a formalização de sua definição, feita por Ken Schwaber.</text:p>
      <text:p text:style-name="P1"><text:tab/>→ Um dos principais conceitos do Scrum para atacar a complexidade do desenvolvimento e gerenciamento de software é a implantação de um controle descentralizado, capaz de lidar mais eficientemente com contextos pouco previsíveis. Para tanto, o gerenciamento é distribuído por meio de três agentes independentes que são Product Owner, Scrum Team e Scrum Master.</text:p>
      <text:p text:style-name="P1"><text:soft-page-break/><text:tab/>→ No SCRUM, o Product Owner. Possui o papel de responsável pela visão do produto e pelo retorno do investimento.</text:p>
      <text:p text:style-name="P1"><text:tab/>→ O SCRUM o foco não é nas tarefas e não nos objetivos e resultados. </text:p>
      <text:p text:style-name="P1"><text:tab/>→ Os princípios Scrum são usados para guiar as atividades de desenvolvimento dentro de um processo que incorpora as seguintes atividades de arcabouço: requisitos, análise, projeto, evolução e entrega. Em cada atividade de arcabouço, as tarefas de trabalho ocorrem dentro de um padrão de processo sprint.</text:p>
      <text:p text:style-name="P1"><text:tab/>→ As Scrum meetings ocorrem diariamente.</text:p>
      <text:p text:style-name="P13"/>
      <text:p text:style-name="P9">XP</text:p>
      <text:p text:style-name="P1"><text:tab/>→ O XP divide o ciclo de vida de desenvolvimento de software em 4 fases: Concepção, Elaboração, Construção e Transição.</text:p>
      <text:p text:style-name="P1"><text:tab/>→ XP é uma metodologia ágil para equipes de tamanho pequeno ou médio desenvolverem software com requisitos vagos ou que mudem rapidamente. Seus valores são comunicação, simplicidade, feedback e coragem. </text:p>
      <text:p text:style-name="P1"><text:tab/>→ Incorreto: Programação extrema (XP – extreme programming) é um processo de desenvolvimento ágil baseado em feedback rápido, e simplicidade; com enfoque explícito em tempo, custo e qualidade no desenvolvimento, que são alcançados através de uma definição rígida do escopo das funcionalidades da aplicação.</text:p>
      <text:p text:style-name="P1"><text:tab/>→ Refactoring, programação em pares e Stand-up Meeting são características das práticas do Extreme programming. </text:p>
      <text:p text:style-name="P3"><text:span text:style-name="T15"/></text:p>
      <text:p text:style-name="P1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6:19:05.391000000</meta:creation-date>
    <dc:date>2022-04-17T17:03:22.753000000</dc:date>
    <meta:editing-duration>PT21S</meta:editing-duration>
    <meta:editing-cycles>1</meta:editing-cycles>
    <meta:document-statistic meta:table-count="0" meta:image-count="0" meta:object-count="0" meta:page-count="4" meta:paragraph-count="60" meta:word-count="1487" meta:character-count="9710" meta:non-whitespace-character-count="8197"/>
    <meta:generator>LibreOffice/7.3.1.3$Windows_X86_64 LibreOffice_project/a69ca51ded25f3eefd52d7bf9a5fad8c90b87951</meta:generator>
  </office:meta>
</office:document-meta>
</file>